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844cm"/>
    </style:style>
    <style:style style:name="co3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17" table:default-cell-style-name="ce1"/>
        <table:table-row table:style-name="ro1">
          <table:table-cell table:style-name="ce3" office:value-type="string" calcext:value-type="string" table:number-columns-spanned="7" table:number-rows-spanned="1">
            <text:p>Proposed Method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Encryption</text:p>
          </table:table-cell>
          <table:table-cell table:style-name="ce2" office:value-type="float" office:value="0.8478" calcext:value-type="float">
            <text:p>0.8478</text:p>
          </table:table-cell>
          <table:table-cell table:style-name="ce2" office:value-type="float" office:value="0.8854" calcext:value-type="float">
            <text:p>0.8854</text:p>
          </table:table-cell>
          <table:table-cell table:style-name="ce2" office:value-type="float" office:value="0.8235" calcext:value-type="float">
            <text:p>0.8235</text:p>
          </table:table-cell>
          <table:table-cell table:style-name="ce2" office:value-type="float" office:value="0.8333" calcext:value-type="float">
            <text:p>0.8333</text:p>
          </table:table-cell>
          <table:table-cell table:style-name="ce2" office:value-type="float" office:value="0.8468" calcext:value-type="float">
            <text:p>0.8468</text:p>
          </table:table-cell>
          <table:table-cell table:style-name="ce2" office:value-type="float" office:value="0.8372" calcext:value-type="float">
            <text:p>0.83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Decryption</text:p>
          </table:table-cell>
          <table:table-cell table:style-name="ce2" office:value-type="float" office:value="0.7768" calcext:value-type="float">
            <text:p>0.7768</text:p>
          </table:table-cell>
          <table:table-cell table:style-name="ce2" office:value-type="float" office:value="0.7641" calcext:value-type="float">
            <text:p>0.7641</text:p>
          </table:table-cell>
          <table:table-cell table:style-name="ce2" office:value-type="float" office:value="0.7653" calcext:value-type="float">
            <text:p>0.7653</text:p>
          </table:table-cell>
          <table:table-cell table:style-name="ce2" office:value-type="float" office:value="0.7689" calcext:value-type="float">
            <text:p>0.7689</text:p>
          </table:table-cell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0.7873" calcext:value-type="float">
            <text:p>0.7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Encryption</text:p>
          </table:table-cell>
          <table:table-cell table:style-name="ce2" office:value-type="float" office:value="0.8525" calcext:value-type="float">
            <text:p>0.8525</text:p>
          </table:table-cell>
          <table:table-cell table:style-name="ce2" office:value-type="float" office:value="0.8348" calcext:value-type="float">
            <text:p>0.8348</text:p>
          </table:table-cell>
          <table:table-cell table:style-name="ce2" office:value-type="float" office:value="0.8355" calcext:value-type="float">
            <text:p>0.8355</text:p>
          </table:table-cell>
          <table:table-cell table:style-name="ce2" office:value-type="float" office:value="0.8175" calcext:value-type="float">
            <text:p>0.8175</text:p>
          </table:table-cell>
          <table:table-cell table:style-name="ce2" office:value-type="float" office:value="0.8301" calcext:value-type="float">
            <text:p>0.8301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Decryption</text:p>
          </table:table-cell>
          <table:table-cell table:style-name="ce2" office:value-type="float" office:value="0.7884" calcext:value-type="float">
            <text:p>0.7884</text:p>
          </table:table-cell>
          <table:table-cell table:style-name="ce2" office:value-type="float" office:value="0.7849" calcext:value-type="float">
            <text:p>0.7849</text:p>
          </table:table-cell>
          <table:table-cell table:style-name="ce2" office:value-type="float" office:value="0.7824" calcext:value-type="float">
            <text:p>0.7824</text:p>
          </table:table-cell>
          <table:table-cell table:style-name="ce2" office:value-type="float" office:value="0.7672" calcext:value-type="float">
            <text:p>0.7672</text:p>
          </table:table-cell>
          <table:table-cell table:style-name="ce2" office:value-type="float" office:value="0.7838" calcext:value-type="float">
            <text:p>0.7838</text:p>
          </table:table-cell>
          <table:table-cell table:style-name="ce2" office:value-type="float" office:value="0.7702" calcext:value-type="float">
            <text:p>0.77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spanned="7" table:number-rows-spanned="1"/>
          <table:covered-table-cell table:number-columns-repeated="6" table:style-name="ce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RSA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Encryption</text:p>
          </table:table-cell>
          <table:table-cell table:style-name="ce2" office:value-type="float" office:value="0.8274" calcext:value-type="float">
            <text:p>0.8274</text:p>
          </table:table-cell>
          <table:table-cell table:style-name="ce2" office:value-type="float" office:value="0.8421" calcext:value-type="float">
            <text:p>0.8421</text:p>
          </table:table-cell>
          <table:table-cell table:style-name="ce2" office:value-type="float" office:value="0.7938" calcext:value-type="float">
            <text:p>0.7938</text:p>
          </table:table-cell>
          <table:table-cell table:style-name="ce2" office:value-type="float" office:value="0.796" calcext:value-type="float">
            <text:p>0.796</text:p>
          </table:table-cell>
          <table:table-cell table:style-name="ce2" office:value-type="float" office:value="0.8197" calcext:value-type="float">
            <text:p>0.8197</text:p>
          </table:table-cell>
          <table:table-cell table:style-name="ce2" office:value-type="float" office:value="0.8066" calcext:value-type="float">
            <text:p>0.8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Decryption</text:p>
          </table:table-cell>
          <table:table-cell table:style-name="ce2" office:value-type="float" office:value="1.6225" calcext:value-type="float">
            <text:p>1.6225</text:p>
          </table:table-cell>
          <table:table-cell table:style-name="ce2" office:value-type="float" office:value="1.7666" calcext:value-type="float">
            <text:p>1.7666</text:p>
          </table:table-cell>
          <table:table-cell table:style-name="ce2" office:value-type="float" office:value="1.6849" calcext:value-type="float">
            <text:p>1.6849</text:p>
          </table:table-cell>
          <table:table-cell table:style-name="ce2" office:value-type="float" office:value="1.7311" calcext:value-type="float">
            <text:p>1.7311</text:p>
          </table:table-cell>
          <table:table-cell table:style-name="ce2" office:value-type="float" office:value="1.6653" calcext:value-type="float">
            <text:p>1.6653</text:p>
          </table:table-cell>
          <table:table-cell table:style-name="ce2" office:value-type="float" office:value="1.798" calcext:value-type="float">
            <text:p>1.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Encryption</text:p>
          </table:table-cell>
          <table:table-cell table:style-name="ce2" office:value-type="float" office:value="0.7865" calcext:value-type="float">
            <text:p>0.7865</text:p>
          </table:table-cell>
          <table:table-cell table:style-name="ce2" office:value-type="float" office:value="0.8127" calcext:value-type="float">
            <text:p>0.8127</text:p>
          </table:table-cell>
          <table:table-cell table:style-name="ce2" office:value-type="float" office:value="0.8078" calcext:value-type="float">
            <text:p>0.8078</text:p>
          </table:table-cell>
          <table:table-cell table:style-name="ce2" office:value-type="float" office:value="0.8052" calcext:value-type="float">
            <text:p>0.8052</text:p>
          </table:table-cell>
          <table:table-cell table:style-name="ce2" office:value-type="float" office:value="0.7922" calcext:value-type="float">
            <text:p>0.7922</text:p>
          </table:table-cell>
          <table:table-cell table:style-name="ce2" office:value-type="float" office:value="0.7825" calcext:value-type="float">
            <text:p>0.7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Decryption</text:p>
          </table:table-cell>
          <table:table-cell table:style-name="ce2" office:value-type="float" office:value="1.7878" calcext:value-type="float">
            <text:p>1.7878</text:p>
          </table:table-cell>
          <table:table-cell table:style-name="ce2" office:value-type="float" office:value="1.7406" calcext:value-type="float">
            <text:p>1.7406</text:p>
          </table:table-cell>
          <table:table-cell table:style-name="ce2" office:value-type="float" office:value="1.716" calcext:value-type="float">
            <text:p>1.716</text:p>
          </table:table-cell>
          <table:table-cell table:style-name="ce2" office:value-type="float" office:value="1.6523" calcext:value-type="float">
            <text:p>1.6523</text:p>
          </table:table-cell>
          <table:table-cell table:style-name="ce2" office:value-type="float" office:value="1.831" calcext:value-type="float">
            <text:p>1.831</text:p>
          </table:table-cell>
          <table:table-cell table:style-name="ce2" office:value-type="float" office:value="1.7055" calcext:value-type="float">
            <text:p>1.7055</text:p>
          </table:table-cell>
          <table:table-cell table:number-columns-repeated="1017"/>
        </table:table-row>
        <table:table-row table:style-name="ro1">
          <table:table-cell table:style-name="ce3" table:number-columns-spanned="7" table:number-rows-spanned="1"/>
          <table:covered-table-cell table:number-columns-repeated="6"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CBC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Encryption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2088" calcext:value-type="float">
            <text:p>0.2088</text:p>
          </table:table-cell>
          <table:table-cell table:style-name="ce2" office:value-type="float" office:value="0.2282" calcext:value-type="float">
            <text:p>0.2282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2128" calcext:value-type="float">
            <text:p>0.2128</text:p>
          </table:table-cell>
          <table:table-cell table:style-name="ce2" office:value-type="float" office:value="0.2124" calcext:value-type="float">
            <text:p>0.2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Decryption</text:p>
          </table:table-cell>
          <table:table-cell table:style-name="ce2" office:value-type="float" office:value="0.2139" calcext:value-type="float">
            <text:p>0.2139</text:p>
          </table:table-cell>
          <table:table-cell table:style-name="ce2" office:value-type="float" office:value="0.2171" calcext:value-type="float">
            <text:p>0.2171</text:p>
          </table:table-cell>
          <table:table-cell table:style-name="ce2" office:value-type="float" office:value="0.2109" calcext:value-type="float">
            <text:p>0.2109</text:p>
          </table:table-cell>
          <table:table-cell table:style-name="ce2" office:value-type="float" office:value="0.2156" calcext:value-type="float">
            <text:p>0.2156</text:p>
          </table:table-cell>
          <table:table-cell table:style-name="ce2" office:value-type="float" office:value="0.2072" calcext:value-type="float">
            <text:p>0.2072</text:p>
          </table:table-cell>
          <table:table-cell table:style-name="ce2" office:value-type="float" office:value="0.2376" calcext:value-type="float">
            <text:p>0.2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Encryption</text:p>
          </table:table-cell>
          <table:table-cell table:style-name="ce2" office:value-type="float" office:value="0.2178" calcext:value-type="float">
            <text:p>0.2178</text:p>
          </table:table-cell>
          <table:table-cell table:style-name="ce2" office:value-type="float" office:value="0.222" calcext:value-type="float">
            <text:p>0.222</text:p>
          </table:table-cell>
          <table:table-cell table:style-name="ce2" office:value-type="float" office:value="0.2137" calcext:value-type="float">
            <text:p>0.2137</text:p>
          </table:table-cell>
          <table:table-cell table:style-name="ce2" office:value-type="float" office:value="0.2162" calcext:value-type="float">
            <text:p>0.2162</text:p>
          </table:table-cell>
          <table:table-cell table:style-name="ce2" office:value-type="float" office:value="0.2168" calcext:value-type="float">
            <text:p>0.2168</text:p>
          </table:table-cell>
          <table:table-cell table:style-name="ce2" office:value-type="float" office:value="0.2206" calcext:value-type="float">
            <text:p>0.2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Decryption</text:p>
          </table:table-cell>
          <table:table-cell table:style-name="ce2" office:value-type="float" office:value="0.2339" calcext:value-type="float">
            <text:p>0.2339</text:p>
          </table:table-cell>
          <table:table-cell table:style-name="ce2" office:value-type="float" office:value="0.2158" calcext:value-type="float">
            <text:p>0.2158</text:p>
          </table:table-cell>
          <table:table-cell table:style-name="ce2" office:value-type="float" office:value="0.2119" calcext:value-type="float">
            <text:p>0.2119</text:p>
          </table:table-cell>
          <table:table-cell table:style-name="ce2" office:value-type="float" office:value="0.211" calcext:value-type="float">
            <text:p>0.211</text:p>
          </table:table-cell>
          <table:table-cell table:style-name="ce2" office:value-type="float" office:value="0.2259" calcext:value-type="float">
            <text:p>0.2259</text:p>
          </table:table-cell>
          <table:table-cell table:style-name="ce2" office:value-type="float" office:value="0.2149" calcext:value-type="float">
            <text:p>0.214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CBC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RMSE 1</text:p>
          </table:table-cell>
          <table:table-cell table:style-name="ce2" office:value-type="float" office:value="578520335.621439" calcext:value-type="float">
            <text:p>578520335.621439</text:p>
          </table:table-cell>
          <table:table-cell table:style-name="ce2" office:value-type="float" office:value="285308592.515202" calcext:value-type="float">
            <text:p>285308592.515202</text:p>
          </table:table-cell>
          <table:table-cell table:style-name="ce2" office:value-type="float" office:value="353511212.045171" calcext:value-type="float">
            <text:p>353511212.045171</text:p>
          </table:table-cell>
          <table:table-cell table:style-name="ce2" office:value-type="float" office:value="483028323.562688" calcext:value-type="float">
            <text:p>483028323.562688</text:p>
          </table:table-cell>
          <table:table-cell table:style-name="ce2" office:value-type="float" office:value="461092758.420751" calcext:value-type="float">
            <text:p>461092758.420751</text:p>
          </table:table-cell>
          <table:table-cell table:style-name="ce2" office:value-type="float" office:value="495572765.743454" calcext:value-type="float">
            <text:p>495572765.743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RMSE 2</text:p>
          </table:table-cell>
          <table:table-cell table:style-name="ce2" office:value-type="float" office:value="105.592661539713" calcext:value-type="float">
            <text:p>105.592661539713</text:p>
          </table:table-cell>
          <table:table-cell table:style-name="ce2" office:value-type="float" office:value="105.466801961263" calcext:value-type="float">
            <text:p>105.466801961263</text:p>
          </table:table-cell>
          <table:table-cell table:style-name="ce2" office:value-type="float" office:value="105.82615661621" calcext:value-type="float">
            <text:p>105.82615661621</text:p>
          </table:table-cell>
          <table:table-cell table:style-name="ce2" office:value-type="float" office:value="105.498194376628" calcext:value-type="float">
            <text:p>105.498194376628</text:p>
          </table:table-cell>
          <table:table-cell table:style-name="ce2" office:value-type="float" office:value="105.614725748698" calcext:value-type="float">
            <text:p>105.614725748698</text:p>
          </table:table-cell>
          <table:table-cell table:style-name="ce2" office:value-type="float" office:value="105.824376424154" calcext:value-type="float">
            <text:p>105.824376424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2" office:value-type="float" office:value="99.6297200520833" calcext:value-type="float">
            <text:p>99.6297200520833</text:p>
          </table:table-cell>
          <table:table-cell table:style-name="ce2" office:value-type="float" office:value="99.6139526367187" calcext:value-type="float">
            <text:p>99.6139526367187</text:p>
          </table:table-cell>
          <table:table-cell table:style-name="ce2" office:value-type="float" office:value="99.6195475260416" calcext:value-type="float">
            <text:p>99.6195475260416</text:p>
          </table:table-cell>
          <table:table-cell table:style-name="ce2" office:value-type="float" office:value="99.6175130208333" calcext:value-type="float">
            <text:p>99.6175130208333</text:p>
          </table:table-cell>
          <table:table-cell table:style-name="ce2" office:value-type="float" office:value="99.6103922526042" calcext:value-type="float">
            <text:p>99.6103922526042</text:p>
          </table:table-cell>
          <table:table-cell table:style-name="ce2" office:value-type="float" office:value="99.6256510416667" calcext:value-type="float">
            <text:p>99.625651041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2" office:value-type="float" office:value="31.448304419424" calcext:value-type="float">
            <text:p>31.448304419424</text:p>
          </table:table-cell>
          <table:table-cell table:style-name="ce2" office:value-type="float" office:value="21.0816925647212" calcext:value-type="float">
            <text:p>21.0816925647212</text:p>
          </table:table-cell>
          <table:table-cell table:style-name="ce2" office:value-type="float" office:value="22.5037458831188" calcext:value-type="float">
            <text:p>22.5037458831188</text:p>
          </table:table-cell>
          <table:table-cell table:style-name="ce2" office:value-type="float" office:value="23.8047640931373" calcext:value-type="float">
            <text:p>23.8047640931373</text:p>
          </table:table-cell>
          <table:table-cell table:style-name="ce2" office:value-type="float" office:value="28.0535469803156" calcext:value-type="float">
            <text:p>28.0535469803156</text:p>
          </table:table-cell>
          <table:table-cell table:style-name="ce2" office:value-type="float" office:value="26.5822885550705" calcext:value-type="float">
            <text:p>26.5822885550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2" office:value-type="float" office:value="0.0135418863030177" calcext:value-type="float">
            <text:p>0.013541886303018</text:p>
          </table:table-cell>
          <table:table-cell table:style-name="ce2" office:value-type="float" office:value="0.0131989408401511" calcext:value-type="float">
            <text:p>0.013198940840151</text:p>
          </table:table-cell>
          <table:table-cell table:style-name="ce2" office:value-type="float" office:value="0.0147077438391046" calcext:value-type="float">
            <text:p>0.014707743839105</text:p>
          </table:table-cell>
          <table:table-cell table:style-name="ce2" office:value-type="float" office:value="0.0100119931840302" calcext:value-type="float">
            <text:p>0.01001199318403</text:p>
          </table:table-cell>
          <table:table-cell table:style-name="ce2" office:value-type="float" office:value="0.0102670757173788" calcext:value-type="float">
            <text:p>0.010267075717379</text:p>
          </table:table-cell>
          <table:table-cell table:style-name="ce2" office:value-type="float" office:value="0.0146266614237824" calcext:value-type="float">
            <text:p>0.014626661423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DEC Correlation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0.971119850466666" calcext:value-type="float">
            <text:p>0.971119850466666</text:p>
          </table:table-cell>
          <table:table-cell office:value-type="float" office:value="0.897840563841676" calcext:value-type="float">
            <text:p>0.897840563841676</text:p>
          </table:table-cell>
          <table:table-cell office:value-type="float" office:value="0.948160435019789" calcext:value-type="float">
            <text:p>0.948160435019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RMSE 1</text:p>
          </table:table-cell>
          <table:table-cell office:value-type="float" office:value="578520335.621439" calcext:value-type="float">
            <text:p>578520335.621439</text:p>
          </table:table-cell>
          <table:table-cell office:value-type="float" office:value="285308592.515202" calcext:value-type="float">
            <text:p>285308592.515202</text:p>
          </table:table-cell>
          <table:table-cell office:value-type="float" office:value="353511212.045171" calcext:value-type="float">
            <text:p>353511212.045171</text:p>
          </table:table-cell>
          <table:table-cell office:value-type="float" office:value="483635238.684672" calcext:value-type="float">
            <text:p>483635238.684672</text:p>
          </table:table-cell>
          <table:table-cell office:value-type="float" office:value="460619966.593664" calcext:value-type="float">
            <text:p>460619966.593664</text:p>
          </table:table-cell>
          <table:table-cell office:value-type="float" office:value="495043110.818792" calcext:value-type="float">
            <text:p>495043110.818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RMSE 2</text:p>
          </table:table-cell>
          <table:table-cell office:value-type="float" office:value="105.592661539713" calcext:value-type="float">
            <text:p>105.592661539713</text:p>
          </table:table-cell>
          <table:table-cell office:value-type="float" office:value="105.466801961263" calcext:value-type="float">
            <text:p>105.466801961263</text:p>
          </table:table-cell>
          <table:table-cell office:value-type="float" office:value="105.82615661621" calcext:value-type="float">
            <text:p>105.82615661621</text:p>
          </table:table-cell>
          <table:table-cell office:value-type="float" office:value="105.452524820964" calcext:value-type="float">
            <text:p>105.452524820964</text:p>
          </table:table-cell>
          <table:table-cell office:value-type="float" office:value="105.560114542643" calcext:value-type="float">
            <text:p>105.560114542643</text:p>
          </table:table-cell>
          <table:table-cell office:value-type="float" office:value="105.44379679362" calcext:value-type="float">
            <text:p>105.44379679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NPCR</text:p>
          </table:table-cell>
          <table:table-cell office:value-type="float" office:value="99.6297200520833" calcext:value-type="float">
            <text:p>99.6297200520833</text:p>
          </table:table-cell>
          <table:table-cell office:value-type="float" office:value="99.6139526367187" calcext:value-type="float">
            <text:p>99.6139526367187</text:p>
          </table:table-cell>
          <table:table-cell office:value-type="float" office:value="99.6195475260416" calcext:value-type="float">
            <text:p>99.6195475260416</text:p>
          </table:table-cell>
          <table:table-cell office:value-type="float" office:value="99.6109008789063" calcext:value-type="float">
            <text:p>99.6109008789063</text:p>
          </table:table-cell>
          <table:table-cell office:value-type="float" office:value="99.5997111002604" calcext:value-type="float">
            <text:p>99.5997111002604</text:p>
          </table:table-cell>
          <table:table-cell office:value-type="float" office:value="99.5768229166667" calcext:value-type="float">
            <text:p>99.57682291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UACI</text:p>
          </table:table-cell>
          <table:table-cell office:value-type="float" office:value="31.448304419424" calcext:value-type="float">
            <text:p>31.448304419424</text:p>
          </table:table-cell>
          <table:table-cell office:value-type="float" office:value="21.0816925647212" calcext:value-type="float">
            <text:p>21.0816925647212</text:p>
          </table:table-cell>
          <table:table-cell office:value-type="float" office:value="22.5037458831188" calcext:value-type="float">
            <text:p>22.5037458831188</text:p>
          </table:table-cell>
          <table:table-cell office:value-type="float" office:value="24.1855755974265" calcext:value-type="float">
            <text:p>24.1855755974265</text:p>
          </table:table-cell>
          <table:table-cell office:value-type="float" office:value="27.89924771178" calcext:value-type="float">
            <text:p>27.89924771178</text:p>
          </table:table-cell>
          <table:table-cell office:value-type="float" office:value="26.6763963886336" calcext:value-type="float">
            <text:p>26.6763963886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ENC Correlation</text:p>
          </table:table-cell>
          <table:table-cell office:value-type="float" office:value="0.0135418863030177" calcext:value-type="float">
            <text:p>0.013541886303018</text:p>
          </table:table-cell>
          <table:table-cell office:value-type="float" office:value="0.0131989408401511" calcext:value-type="float">
            <text:p>0.013198940840151</text:p>
          </table:table-cell>
          <table:table-cell office:value-type="float" office:value="0.0147077438391046" calcext:value-type="float">
            <text:p>0.014707743839105</text:p>
          </table:table-cell>
          <table:table-cell office:value-type="float" office:value="0.0129284359482484" calcext:value-type="float">
            <text:p>0.012928435948248</text:p>
          </table:table-cell>
          <table:table-cell office:value-type="float" office:value="0.0130007649436002" calcext:value-type="float">
            <text:p>0.0130007649436</text:p>
          </table:table-cell>
          <table:table-cell office:value-type="float" office:value="0.0185065190817258" calcext:value-type="float">
            <text:p>0.018506519081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DEC Correlation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0.970698679680634" calcext:value-type="float">
            <text:p>0.970698679680634</text:p>
          </table:table-cell>
          <table:table-cell office:value-type="float" office:value="0.895567847433736" calcext:value-type="float">
            <text:p>0.895567847433736</text:p>
          </table:table-cell>
          <table:table-cell office:value-type="float" office:value="0.946068950212233" calcext:value-type="float">
            <text:p>0.9460689502122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spanned="7" table:number-rows-spanned="1"/>
          <table:covered-table-cell table:number-columns-repeated="6" table:style-name="ce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RSA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RMSE 1</text:p>
          </table:table-cell>
          <table:table-cell table:style-name="ce2" office:value-type="float" office:value="420696531.582311" calcext:value-type="float">
            <text:p>420696531.582311</text:p>
          </table:table-cell>
          <table:table-cell table:style-name="ce2" office:value-type="float" office:value="193113352.197255" calcext:value-type="float">
            <text:p>193113352.197255</text:p>
          </table:table-cell>
          <table:table-cell table:style-name="ce2" office:value-type="float" office:value="348827319.187535" calcext:value-type="float">
            <text:p>348827319.187535</text:p>
          </table:table-cell>
          <table:table-cell table:style-name="ce2" office:value-type="float" office:value="404343904.210526" calcext:value-type="float">
            <text:p>404343904.210526</text:p>
          </table:table-cell>
          <table:table-cell table:style-name="ce2" office:value-type="float" office:value="457777956.805196" calcext:value-type="float">
            <text:p>457777956.805196</text:p>
          </table:table-cell>
          <table:table-cell table:style-name="ce2" office:value-type="float" office:value="540802872.030777" calcext:value-type="float">
            <text:p>540802872.030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RMSE 2</text:p>
          </table:table-cell>
          <table:table-cell table:style-name="ce2" office:value-type="float" office:value="97.7819671630859" calcext:value-type="float">
            <text:p>97.7819671630859</text:p>
          </table:table-cell>
          <table:table-cell table:style-name="ce2" office:value-type="float" office:value="94.3351745605468" calcext:value-type="float">
            <text:p>94.3351745605468</text:p>
          </table:table-cell>
          <table:table-cell table:style-name="ce2" office:value-type="float" office:value="109.675333658854" calcext:value-type="float">
            <text:p>109.675333658854</text:p>
          </table:table-cell>
          <table:table-cell table:style-name="ce2" office:value-type="float" office:value="116.94731648763" calcext:value-type="float">
            <text:p>116.94731648763</text:p>
          </table:table-cell>
          <table:table-cell table:style-name="ce2" office:value-type="float" office:value="114.281778971354" calcext:value-type="float">
            <text:p>114.281778971354</text:p>
          </table:table-cell>
          <table:table-cell table:style-name="ce2" office:value-type="float" office:value="107.614741007487" calcext:value-type="float">
            <text:p>107.614741007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2" office:value-type="float" office:value="96.0057576497395" calcext:value-type="float">
            <text:p>96.0057576497395</text:p>
          </table:table-cell>
          <table:table-cell table:style-name="ce2" office:value-type="float" office:value="99.993896484375" calcext:value-type="float">
            <text:p>99.993896484375</text:p>
          </table:table-cell>
          <table:table-cell table:style-name="ce2" office:value-type="float" office:value="99.036153157552" calcext:value-type="float">
            <text:p>99.036153157552</text:p>
          </table:table-cell>
          <table:table-cell table:style-name="ce2" office:value-type="float" office:value="97.3236083984375" calcext:value-type="float">
            <text:p>97.3236083984375</text:p>
          </table:table-cell>
          <table:table-cell table:style-name="ce2" office:value-type="float" office:value="99.9923706054688" calcext:value-type="float">
            <text:p>99.9923706054688</text:p>
          </table:table-cell>
          <table:table-cell table:style-name="ce2" office:value-type="float" office:value="99.9628702799479" calcext:value-type="float">
            <text:p>99.9628702799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2" office:value-type="float" office:value="25.3968302408854" calcext:value-type="float">
            <text:p>25.3968302408854</text:p>
          </table:table-cell>
          <table:table-cell table:style-name="ce2" office:value-type="float" office:value="14.2460722081801" calcext:value-type="float">
            <text:p>14.2460722081801</text:p>
          </table:table-cell>
          <table:table-cell table:style-name="ce2" office:value-type="float" office:value="22.3478010589001" calcext:value-type="float">
            <text:p>22.3478010589001</text:p>
          </table:table-cell>
          <table:table-cell table:style-name="ce2" office:value-type="float" office:value="20.8785053327972" calcext:value-type="float">
            <text:p>20.8785053327972</text:p>
          </table:table-cell>
          <table:table-cell table:style-name="ce2" office:value-type="float" office:value="26.7042631261489" calcext:value-type="float">
            <text:p>26.7042631261489</text:p>
          </table:table-cell>
          <table:table-cell table:style-name="ce2" office:value-type="float" office:value="27.3287844190411" calcext:value-type="float">
            <text:p>27.3287844190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2" office:value-type="float" office:value="0.121260868416091" calcext:value-type="float">
            <text:p>0.121260868416091</text:p>
          </table:table-cell>
          <table:table-cell table:style-name="ce2" office:value-type="float" office:value="0.102741523420732" calcext:value-type="float">
            <text:p>0.102741523420732</text:p>
          </table:table-cell>
          <table:table-cell table:style-name="ce2" office:value-type="float" office:value="0.166735056498593" calcext:value-type="float">
            <text:p>0.166735056498593</text:p>
          </table:table-cell>
          <table:table-cell table:style-name="ce2" office:value-type="float" office:value="0.178086978463518" calcext:value-type="float">
            <text:p>0.178086978463518</text:p>
          </table:table-cell>
          <table:table-cell table:style-name="ce2" office:value-type="float" office:value="0.151025922359756" calcext:value-type="float">
            <text:p>0.151025922359756</text:p>
          </table:table-cell>
          <table:table-cell table:style-name="ce2" office:value-type="float" office:value="0.065062136455163" calcext:value-type="float">
            <text:p>0.065062136455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DEC Correlation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0.971119850466666" calcext:value-type="float">
            <text:p>0.971119850466666</text:p>
          </table:table-cell>
          <table:table-cell office:value-type="float" office:value="0.897840563841676" calcext:value-type="float">
            <text:p>0.897840563841676</text:p>
          </table:table-cell>
          <table:table-cell office:value-type="float" office:value="0.948160435019789" calcext:value-type="float">
            <text:p>0.948160435019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RMSE 1</text:p>
          </table:table-cell>
          <table:table-cell office:value-type="float" office:value="557713003.728403" calcext:value-type="float">
            <text:p>557713003.728403</text:p>
          </table:table-cell>
          <table:table-cell office:value-type="float" office:value="314295162.392201" calcext:value-type="float">
            <text:p>314295162.392201</text:p>
          </table:table-cell>
          <table:table-cell office:value-type="float" office:value="358728820.942153" calcext:value-type="float">
            <text:p>358728820.942153</text:p>
          </table:table-cell>
          <table:table-cell office:value-type="float" office:value="560762213.166178" calcext:value-type="float">
            <text:p>560762213.166178</text:p>
          </table:table-cell>
          <table:table-cell office:value-type="float" office:value="505085943.627747" calcext:value-type="float">
            <text:p>505085943.627747</text:p>
          </table:table-cell>
          <table:table-cell office:value-type="float" office:value="494344963.883357" calcext:value-type="float">
            <text:p>494344963.883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RMSE 2</text:p>
          </table:table-cell>
          <table:table-cell office:value-type="float" office:value="96.3454284667968" calcext:value-type="float">
            <text:p>96.3454284667968</text:p>
          </table:table-cell>
          <table:table-cell office:value-type="float" office:value="70.904073079427" calcext:value-type="float">
            <text:p>70.904073079427</text:p>
          </table:table-cell>
          <table:table-cell office:value-type="float" office:value="92.4381103515625" calcext:value-type="float">
            <text:p>92.4381103515625</text:p>
          </table:table-cell>
          <table:table-cell office:value-type="float" office:value="98.7102254231771" calcext:value-type="float">
            <text:p>98.7102254231771</text:p>
          </table:table-cell>
          <table:table-cell office:value-type="float" office:value="97.9817962646484" calcext:value-type="float">
            <text:p>97.9817962646484</text:p>
          </table:table-cell>
          <table:table-cell office:value-type="float" office:value="104.650787353516" calcext:value-type="float">
            <text:p>104.650787353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NPCR</text:p>
          </table:table-cell>
          <table:table-cell office:value-type="float" office:value="98.5076904296875" calcext:value-type="float">
            <text:p>98.5076904296875</text:p>
          </table:table-cell>
          <table:table-cell office:value-type="float" office:value="99.8443603515625" calcext:value-type="float">
            <text:p>99.8443603515625</text:p>
          </table:table-cell>
          <table:table-cell office:value-type="float" office:value="99.2299397786458" calcext:value-type="float">
            <text:p>99.2299397786458</text:p>
          </table:table-cell>
          <table:table-cell office:value-type="float" office:value="97.4639892578125" calcext:value-type="float">
            <text:p>97.4639892578125</text:p>
          </table:table-cell>
          <table:table-cell office:value-type="float" office:value="99.9420166015625" calcext:value-type="float">
            <text:p>99.9420166015625</text:p>
          </table:table-cell>
          <table:table-cell office:value-type="float" office:value="99.9669392903646" calcext:value-type="float">
            <text:p>99.9669392903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UACI</text:p>
          </table:table-cell>
          <table:table-cell office:value-type="float" office:value="28.7151142195159" calcext:value-type="float">
            <text:p>28.7151142195159</text:p>
          </table:table-cell>
          <table:table-cell office:value-type="float" office:value="21.1412556966145" calcext:value-type="float">
            <text:p>21.1412556966145</text:p>
          </table:table-cell>
          <table:table-cell office:value-type="float" office:value="25.3085267310049" calcext:value-type="float">
            <text:p>25.3085267310049</text:p>
          </table:table-cell>
          <table:table-cell office:value-type="float" office:value="23.757246428845" calcext:value-type="float">
            <text:p>23.757246428845</text:p>
          </table:table-cell>
          <table:table-cell office:value-type="float" office:value="29.6100571576287" calcext:value-type="float">
            <text:p>29.6100571576287</text:p>
          </table:table-cell>
          <table:table-cell office:value-type="float" office:value="26.4428950291054" calcext:value-type="float">
            <text:p>26.4428950291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ENC Correlation</text:p>
          </table:table-cell>
          <table:table-cell office:value-type="float" office:value="0.172215917424371" calcext:value-type="float">
            <text:p>0.172215917424371</text:p>
          </table:table-cell>
          <table:table-cell office:value-type="float" office:value="0.12347919142323" calcext:value-type="float">
            <text:p>0.12347919142323</text:p>
          </table:table-cell>
          <table:table-cell office:value-type="float" office:value="0.182275084590126" calcext:value-type="float">
            <text:p>0.182275084590126</text:p>
          </table:table-cell>
          <table:table-cell office:value-type="float" office:value="0.220664036500339" calcext:value-type="float">
            <text:p>0.220664036500339</text:p>
          </table:table-cell>
          <table:table-cell office:value-type="float" office:value="0.111054814231693" calcext:value-type="float">
            <text:p>0.111054814231693</text:p>
          </table:table-cell>
          <table:table-cell office:value-type="float" office:value="0.0811994882242778" calcext:value-type="float">
            <text:p>0.081199488224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DEC Correlation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0.970698679680634" calcext:value-type="float">
            <text:p>0.970698679680634</text:p>
          </table:table-cell>
          <table:table-cell office:value-type="float" office:value="0.895567847433736" calcext:value-type="float">
            <text:p>0.895567847433736</text:p>
          </table:table-cell>
          <table:table-cell office:value-type="float" office:value="0.946068950212233" calcext:value-type="float">
            <text:p>0.9460689502122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Proposed Method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RMSE 1</text:p>
          </table:table-cell>
          <table:table-cell table:style-name="ce2" office:value-type="float" office:value="577218469.945165" calcext:value-type="float">
            <text:p>577218469.945165</text:p>
          </table:table-cell>
          <table:table-cell table:style-name="ce2" office:value-type="float" office:value="283055589.99883" calcext:value-type="float">
            <text:p>283055589.99883</text:p>
          </table:table-cell>
          <table:table-cell table:style-name="ce2" office:value-type="float" office:value="351821297.638117" calcext:value-type="float">
            <text:p>351821297.638117</text:p>
          </table:table-cell>
          <table:table-cell table:style-name="ce2" office:value-type="float" office:value="481868915.531616" calcext:value-type="float">
            <text:p>481868915.531616</text:p>
          </table:table-cell>
          <table:table-cell table:style-name="ce2" office:value-type="float" office:value="457474012.07869" calcext:value-type="float">
            <text:p>457474012.07869</text:p>
          </table:table-cell>
          <table:table-cell table:style-name="ce2" office:value-type="float" office:value="498015849.958562" calcext:value-type="float">
            <text:p>498015849.958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RMSE 2</text:p>
          </table:table-cell>
          <table:table-cell table:style-name="ce2" office:value-type="float" office:value="105.667419433593" calcext:value-type="float">
            <text:p>105.667419433593</text:p>
          </table:table-cell>
          <table:table-cell table:style-name="ce2" office:value-type="float" office:value="105.504786173502" calcext:value-type="float">
            <text:p>105.504786173502</text:p>
          </table:table-cell>
          <table:table-cell table:style-name="ce2" office:value-type="float" office:value="105.844716389973" calcext:value-type="float">
            <text:p>105.844716389973</text:p>
          </table:table-cell>
          <table:table-cell table:style-name="ce2" office:value-type="float" office:value="105.596694946289" calcext:value-type="float">
            <text:p>105.596694946289</text:p>
          </table:table-cell>
          <table:table-cell table:style-name="ce2" office:value-type="float" office:value="105.224405924479" calcext:value-type="float">
            <text:p>105.224405924479</text:p>
          </table:table-cell>
          <table:table-cell table:style-name="ce2" office:value-type="float" office:value="105.436004638672" calcext:value-type="float">
            <text:p>105.436004638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2" office:value-type="float" office:value="99.6180216471354" calcext:value-type="float">
            <text:p>99.6180216471354</text:p>
          </table:table-cell>
          <table:table-cell table:style-name="ce2" office:value-type="float" office:value="99.5981852213541" calcext:value-type="float">
            <text:p>99.5981852213541</text:p>
          </table:table-cell>
          <table:table-cell table:style-name="ce2" office:value-type="float" office:value="99.6149698893229" calcext:value-type="float">
            <text:p>99.6149698893229</text:p>
          </table:table-cell>
          <table:table-cell table:style-name="ce2" office:value-type="float" office:value="99.6088663736979" calcext:value-type="float">
            <text:p>99.6088663736979</text:p>
          </table:table-cell>
          <table:table-cell table:style-name="ce2" office:value-type="float" office:value="99.6042887369792" calcext:value-type="float">
            <text:p>99.6042887369792</text:p>
          </table:table-cell>
          <table:table-cell table:style-name="ce2" office:value-type="float" office:value="99.6007283528646" calcext:value-type="float">
            <text:p>99.6007283528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2" office:value-type="float" office:value="31.0163909313725" calcext:value-type="float">
            <text:p>31.0163909313725</text:p>
          </table:table-cell>
          <table:table-cell table:style-name="ce2" office:value-type="float" office:value="18.6082727768841" calcext:value-type="float">
            <text:p>18.6082727768841</text:p>
          </table:table-cell>
          <table:table-cell table:style-name="ce2" office:value-type="float" office:value="22.7157712450214" calcext:value-type="float">
            <text:p>22.7157712450214</text:p>
          </table:table-cell>
          <table:table-cell table:style-name="ce2" office:value-type="float" office:value="23.8518628887102" calcext:value-type="float">
            <text:p>23.8518628887102</text:p>
          </table:table-cell>
          <table:table-cell table:style-name="ce2" office:value-type="float" office:value="27.7983661726409" calcext:value-type="float">
            <text:p>27.7983661726409</text:p>
          </table:table-cell>
          <table:table-cell table:style-name="ce2" office:value-type="float" office:value="26.6673548081342" calcext:value-type="float">
            <text:p>26.6673548081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2" office:value-type="float" office:value="0.00962489399020106" calcext:value-type="float">
            <text:p>0.009624893990201</text:p>
          </table:table-cell>
          <table:table-cell table:style-name="ce2" office:value-type="float" office:value="0.0122549439432112" calcext:value-type="float">
            <text:p>0.012254943943211</text:p>
          </table:table-cell>
          <table:table-cell table:style-name="ce2" office:value-type="float" office:value="0.00752374101620111" calcext:value-type="float">
            <text:p>0.007523741016201</text:p>
          </table:table-cell>
          <table:table-cell table:style-name="ce2" office:value-type="float" office:value="0.0132202200838464" calcext:value-type="float">
            <text:p>0.013220220083847</text:p>
          </table:table-cell>
          <table:table-cell table:style-name="ce2" office:value-type="float" office:value="0.0119349696591691" calcext:value-type="float">
            <text:p>0.011934969659169</text:p>
          </table:table-cell>
          <table:table-cell table:style-name="ce2" office:value-type="float" office:value="0.00852455464371208" calcext:value-type="float">
            <text:p>0.008524554643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 DEC Correlation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0.971119850466666" calcext:value-type="float">
            <text:p>0.971119850466666</text:p>
          </table:table-cell>
          <table:table-cell office:value-type="float" office:value="0.897840563841676" calcext:value-type="float">
            <text:p>0.897840563841676</text:p>
          </table:table-cell>
          <table:table-cell office:value-type="float" office:value="0.948160435019789" calcext:value-type="float">
            <text:p>0.948160435019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RMSE 1</text:p>
          </table:table-cell>
          <table:table-cell office:value-type="float" office:value="576902423.00147" calcext:value-type="float">
            <text:p>576902423.00147</text:p>
          </table:table-cell>
          <table:table-cell office:value-type="float" office:value="284203633.58493" calcext:value-type="float">
            <text:p>284203633.58493</text:p>
          </table:table-cell>
          <table:table-cell office:value-type="float" office:value="354238245.187474" calcext:value-type="float">
            <text:p>354238245.187474</text:p>
          </table:table-cell>
          <table:table-cell office:value-type="float" office:value="486195013.649053" calcext:value-type="float">
            <text:p>486195013.649053</text:p>
          </table:table-cell>
          <table:table-cell office:value-type="float" office:value="458546815.559657" calcext:value-type="float">
            <text:p>458546815.559657</text:p>
          </table:table-cell>
          <table:table-cell office:value-type="float" office:value="496226239.572505" calcext:value-type="float">
            <text:p>496226239.572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RMSE 2</text:p>
          </table:table-cell>
          <table:table-cell office:value-type="float" office:value="105.411880493164" calcext:value-type="float">
            <text:p>105.411880493164</text:p>
          </table:table-cell>
          <table:table-cell office:value-type="float" office:value="105.441848754882" calcext:value-type="float">
            <text:p>105.441848754882</text:p>
          </table:table-cell>
          <table:table-cell office:value-type="float" office:value="105.148381551106" calcext:value-type="float">
            <text:p>105.148381551106</text:p>
          </table:table-cell>
          <table:table-cell office:value-type="float" office:value="105.522013346354" calcext:value-type="float">
            <text:p>105.522013346354</text:p>
          </table:table-cell>
          <table:table-cell office:value-type="float" office:value="105.358408610026" calcext:value-type="float">
            <text:p>105.358408610026</text:p>
          </table:table-cell>
          <table:table-cell office:value-type="float" office:value="105.390045166016" calcext:value-type="float">
            <text:p>105.390045166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NPCR</text:p>
          </table:table-cell>
          <table:table-cell office:value-type="float" office:value="99.6185302734375" calcext:value-type="float">
            <text:p>99.6185302734375</text:p>
          </table:table-cell>
          <table:table-cell office:value-type="float" office:value="99.5890299479166" calcext:value-type="float">
            <text:p>99.5890299479166</text:p>
          </table:table-cell>
          <table:table-cell office:value-type="float" office:value="99.6063232421875" calcext:value-type="float">
            <text:p>99.6063232421875</text:p>
          </table:table-cell>
          <table:table-cell office:value-type="float" office:value="99.6220906575521" calcext:value-type="float">
            <text:p>99.6220906575521</text:p>
          </table:table-cell>
          <table:table-cell office:value-type="float" office:value="99.6047973632813" calcext:value-type="float">
            <text:p>99.6047973632813</text:p>
          </table:table-cell>
          <table:table-cell office:value-type="float" office:value="99.6058146158854" calcext:value-type="float">
            <text:p>99.6058146158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UACI</text:p>
          </table:table-cell>
          <table:table-cell office:value-type="float" office:value="30.9177353802849" calcext:value-type="float">
            <text:p>30.9177353802849</text:p>
          </table:table-cell>
          <table:table-cell office:value-type="float" office:value="18.7187045228247" calcext:value-type="float">
            <text:p>18.7187045228247</text:p>
          </table:table-cell>
          <table:table-cell office:value-type="float" office:value="22.8469070733762" calcext:value-type="float">
            <text:p>22.8469070733762</text:p>
          </table:table-cell>
          <table:table-cell office:value-type="float" office:value="23.9539651309743" calcext:value-type="float">
            <text:p>23.9539651309743</text:p>
          </table:table-cell>
          <table:table-cell office:value-type="float" office:value="27.9796764897365" calcext:value-type="float">
            <text:p>27.9796764897365</text:p>
          </table:table-cell>
          <table:table-cell office:value-type="float" office:value="26.5289605832567" calcext:value-type="float">
            <text:p>26.5289605832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ENC Correlation</text:p>
          </table:table-cell>
          <table:table-cell office:value-type="float" office:value="0.0107153466999086" calcext:value-type="float">
            <text:p>0.010715346699909</text:p>
          </table:table-cell>
          <table:table-cell office:value-type="float" office:value="0.00916034521066838" calcext:value-type="float">
            <text:p>0.009160345210668</text:p>
          </table:table-cell>
          <table:table-cell office:value-type="float" office:value="0.011905856795036" calcext:value-type="float">
            <text:p>0.011905856795036</text:p>
          </table:table-cell>
          <table:table-cell office:value-type="float" office:value="0.0140212087919232" calcext:value-type="float">
            <text:p>0.014021208791923</text:p>
          </table:table-cell>
          <table:table-cell office:value-type="float" office:value="0.00979039100910233" calcext:value-type="float">
            <text:p>0.009790391009102</text:p>
          </table:table-cell>
          <table:table-cell office:value-type="float" office:value="0.0126333520334066" calcext:value-type="float">
            <text:p>0.012633352033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F DEC Correlation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0.970698679680634" calcext:value-type="float">
            <text:p>0.970698679680634</text:p>
          </table:table-cell>
          <table:table-cell office:value-type="float" office:value="0.895567847433736" calcext:value-type="float">
            <text:p>0.895567847433736</text:p>
          </table:table-cell>
          <table:table-cell office:value-type="float" office:value="0.946068950212233" calcext:value-type="float">
            <text:p>0.946068950212233</text:p>
          </table:table-cell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2-06-05T10:06:19Z</meta:creation-date>
    <dc:date>2022-06-29T20:24:37.146000000</dc:date>
    <meta:editing-cycles>3</meta:editing-cycles>
    <meta:editing-duration>PT11M12S</meta:editing-duration>
    <meta:document-statistic meta:table-count="1" meta:cell-count="384" meta:object-count="0"/>
  </office:meta>
</office:document-meta>
</file>